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hrase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hraseQuery.arraysHashCode( Term [ ] term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hraseQuery.extractTerms( Set ter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hraseQuery.getSl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PhraseQuery.add(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hraseWeight.MultiPhraseWeight( Searcher sear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hraseQuery.termArraysEquals( List termArrays1 , List termArrays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PhraseQuery.setSlop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PhraseWeight.explain( IndexReader reader , i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ultiPhraseQuery.getTerm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hraseQuery.add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Phrase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PhraseQuery.toString( String 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PhraseQue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hraseQuery.add( Term [ ] terms ,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hrase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hraseQuery.getPos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hrase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hrase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PhraseQuery.termArrays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hrase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hraseWeight.scorer( Index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Phrase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